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MT" svg:font-family="SymbolMT"/>
    <style:font-face style:name="Tahoma1" svg:font-family="Tahoma"/>
    <style:font-face style:name="Times New Roman1" svg:font-family="'Times New Roman'" style:font-family-generic="roman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">
      <style:paragraph-properties fo:text-align="start" style:justify-single-word="false" style:text-autospace="none"/>
      <style:text-properties fo:color="#000000" style:font-name="Times New Roman1" fo:font-size="10pt" style:font-name-asian="Times New Roman1" style:font-size-asian="10pt" style:font-name-complex="Times New Roman1" style:font-size-complex="10pt"/>
    </style:style>
    <style:style style:name="P2" style:family="paragraph" style:parent-style-name="Standard" style:list-style-name="">
      <style:paragraph-properties fo:text-align="start" style:justify-single-word="false" style:text-autospace="none"/>
      <style:text-properties fo:color="#000000" style:font-name="Times New Roman1" fo:font-size="12pt" fo:font-style="italic" fo:font-weight="bold" style:font-name-asian="Times New Roman1" style:font-size-asian="12pt" style:font-style-asian="italic" style:font-weight-asian="bold" style:font-name-complex="Times New Roman1" style:font-size-complex="12pt" style:font-style-complex="italic" style:font-weight-complex="bold"/>
    </style:style>
    <style:style style:name="P3" style:family="paragraph" style:parent-style-name="Standard" style:list-style-name="">
      <style:paragraph-properties fo:text-align="start" style:justify-single-word="false" style:text-autospace="none"/>
      <style:text-properties fo:color="#000000" style:font-name="Times New Roman1" fo:font-size="12pt" style:font-name-asian="Times New Roman1" style:font-size-asian="12pt" style:font-name-complex="Times New Roman1" style:font-size-complex="12pt"/>
    </style:style>
    <style:style style:name="P4" style:family="paragraph" style:parent-style-name="Standard" style:list-style-name="">
      <style:paragraph-properties fo:text-align="start" style:justify-single-word="false" style:text-autospace="none"/>
      <style:text-properties fo:color="#ff0000" style:font-name="Times New Roman1" fo:font-size="16pt" style:font-name-asian="Times New Roman1" style:font-size-asian="16pt" style:font-name-complex="Times New Roman1" style:font-size-complex="16pt"/>
    </style:style>
    <style:style style:name="P5" style:family="paragraph" style:parent-style-name="Standard" style:list-style-name="">
      <style:paragraph-properties fo:text-align="start" style:justify-single-word="false" style:text-autospace="none"/>
      <style:text-properties fo:color="#0000ff" style:font-name="Times New Roman1" fo:font-size="14pt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P6" style:family="paragraph" style:parent-style-name="Standard" style:list-style-name="">
      <style:paragraph-properties style:text-autospace="non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ize="6.5pt" fo:font-style="italic" style:font-size-asian="6.5pt" style:font-style-asian="italic" style:font-size-complex="6.5pt" style:font-style-complex="italic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fo:font-style="italic" style:font-size-asian="12pt" style:font-style-asian="italic" style:font-size-complex="12pt" style:font-style-complex="italic"/>
    </style:style>
    <style:style style:name="T5" style:family="text">
      <style:text-properties style:font-name="SymbolMT" fo:font-size="12pt" style:font-name-asian="SymbolMT" style:font-size-asian="12pt" style:font-name-complex="SymbolMT" style:font-size-complex="12pt"/>
    </style:style>
    <style:style style:name="T6" style:family="text">
      <style:text-properties fo:color="#000000" style:font-name="Times New Roman1" fo:font-size="12pt" style:font-name-asian="Times New Roman1" style:font-size-asian="12pt" style:font-name-complex="Times New Roman1" style:font-size-complex="12pt"/>
    </style:style>
    <style:style style:name="T7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7">PROBABILITES</text:span></text:p>
      <text:p text:style-name="P4"><text:span text:style-name="T7"/></text:p>
      <text:p text:style-name="P5">1) Définitions et premières propriétés</text:p>
      <text:p text:style-name="P5"/>
      <text:p text:style-name="P2">Définition</text:p>
      <text:p text:style-name="P3">Une expérience est aléatoire lorsqu'elle comporte plusieurs résultats ou issues possibles et que l'on ne peut</text:p>
      <text:p text:style-name="P3">pas prévoir avec certitude quel résultat se produira.</text:p>
      <text:p text:style-name="P3"/>
      <text:p text:style-name="P2">Exemple 1</text:p>
      <text:p text:style-name="P3">On lance un dé non truqué et on note le résultat obtenu. Les issues possibles sont : 1, 2, 3, 4, 5 ou 6.</text:p>
      <text:p text:style-name="P3"/>
      <text:p text:style-name="P2">Exemple 2</text:p>
      <text:p text:style-name="P3">On tire une boule dans une urne contenant 3 boules rouges, 2 boules bleues et 5 boules vertes, et on note la couleur de la boule tirée. Les issues possibles sont : vert, rouge ou bleu.</text:p>
      <text:p text:style-name="P3"/>
      <text:p text:style-name="P2">Propriété</text:p>
      <text:p text:style-name="P3">A chaque issue correspond une probabilité, qui est un nombre compris entre 0 et 1.</text:p>
      <text:p text:style-name="P3"/>
      <text:p text:style-name="P2">Exemple 1</text:p>
      <text:p text:style-name="P3">1 (1) (2) (3) (4) (5) (6)6</text:p>
      <text:p text:style-name="P1"><text:span text:style-name="T4">p </text:span><text:span text:style-name="T5"> </text:span><text:span text:style-name="T4">p </text:span><text:span text:style-name="T5"> </text:span><text:span text:style-name="T4">p </text:span><text:span text:style-name="T5"> </text:span><text:span text:style-name="T4">p </text:span><text:span text:style-name="T5"> </text:span><text:span text:style-name="T4">p </text:span><text:span text:style-name="T5"> </text:span><text:span text:style-name="T4">p </text:span><text:span text:style-name="T5"> </text:span><text:span text:style-name="T3">.</text:span></text:p>
      <text:p text:style-name="P3">On a une chance sur 6 d'obtenir 1, une chance sur 6 d'obtenir 2, etc…</text:p>
      <text:p text:style-name="P3"/>
      <text:p text:style-name="P2">Exemple 2</text:p>
      <text:p text:style-name="P3">( ) 3</text:p>
      <text:p text:style-name="P3">10</text:p>
      <text:p text:style-name="P1"><text:span text:style-name="T4">p rouge </text:span><text:span text:style-name="T5"> </text:span><text:span text:style-name="T3">, ( ) 2 1</text:span></text:p>
      <text:p text:style-name="P3">10 5</text:p>
      <text:p text:style-name="P1"><text:span text:style-name="T4">p bleu </text:span><text:span text:style-name="T5">  </text:span><text:span text:style-name="T3">et ( ) 5 1</text:span></text:p>
      <text:p text:style-name="P3">10 2</text:p>
      <text:p text:style-name="P1"><text:span text:style-name="T4">p vert </text:span><text:span text:style-name="T5">  </text:span><text:span text:style-name="T3">. On a 3 chances sur 10 d'obtenir une boule rouge,</text:span></text:p>
      <text:p text:style-name="P3">1 chance sur 5 d'obtenir une boule bleue et 1 chance sur 2 d'obtenir une boule verte.</text:p>
      <text:p text:style-name="P3"/>
      <text:p text:style-name="P2">Propriété</text:p>
      <text:p text:style-name="P3">La somme des probabilités des issues d'une expérience est égale à 1.</text:p>
      <text:p text:style-name="P3"/>
      <text:p text:style-name="P2">Exemple 1</text:p>
      <text:p text:style-name="P3">(1) (2) (3) (4) (5) (6) 1 1 1 1 1 1 6 1</text:p>
      <text:p text:style-name="P3">6 6 6 6 6 6 6</text:p>
      <text:p text:style-name="P1"><text:span text:style-name="T4">p </text:span><text:span text:style-name="T5"> </text:span><text:span text:style-name="T4">p </text:span><text:span text:style-name="T5"> </text:span><text:span text:style-name="T4">p </text:span><text:span text:style-name="T5"> </text:span><text:span text:style-name="T4">p </text:span><text:span text:style-name="T5"> </text:span><text:span text:style-name="T4">p </text:span><text:span text:style-name="T5"> </text:span><text:span text:style-name="T4">p </text:span><text:span text:style-name="T5">        </text:span><text:span text:style-name="T3">.</text:span></text:p>
      <text:p text:style-name="P2">Exemple 2</text:p>
      <text:p text:style-name="P3">( ) ( ) ( ) 3 2 5 10 1</text:p>
      <text:p text:style-name="P3">10 10 10 10</text:p>
      <text:p text:style-name="P1"><text:span text:style-name="T4">p rouge </text:span><text:span text:style-name="T5"> </text:span><text:span text:style-name="T4">p bleu </text:span><text:span text:style-name="T5"> </text:span><text:span text:style-name="T4">p vert </text:span><text:span text:style-name="T5">     </text:span><text:span text:style-name="T3">.</text:span></text:p>
      <text:p text:style-name="P2">Lien avec les fréquences</text:p>
      <text:p text:style-name="P3">Quand on répète un grand nombre de fois une expérience aléatoire, la fréquence de réalisation d'un</text:p>
      <text:p text:style-name="P3">évènement devient proche de sa probabilité.</text:p>
      <text:p text:style-name="P1"><text:span text:style-name="T1"/></text:p>
      <text:p text:style-name="P2">Exemple 1</text:p>
      <text:p text:style-name="P3">Si on lance 1000 fois le dé, la fréquence de "6" sera proche de 0,167, qui est un valeur approchée de <text:soft-page-break/>1</text:p>
      <text:p text:style-name="P3">6</text:p>
      <text:p text:style-name="P3">.</text:p>
      <text:p text:style-name="P3">Chaque expérience peut être représentée par un arbre :</text:p>
      <text:p text:style-name="P2">Exemple 1 Exemple 2</text:p>
      <text:p text:style-name="P5">2) Notion d'évènement</text:p>
      <text:p text:style-name="P2">Définitions</text:p>
      <text:p text:style-name="P3">Un évènement est constitué d'une ou plusieurs issues d'une expérience aléatoire. Un évènement est</text:p>
      <text:p text:style-name="P3">impossible s'il ne peut pas se produire. Un évènement est certain s'il se produit forcément.</text:p>
      <text:p text:style-name="P2">Propriétés</text:p>
      <text:p text:style-name="P3">a) La probabilité d'un évènement est égale à la somme des probabilités des issues qui réalisent cet</text:p>
      <text:p text:style-name="P3">évènement.</text:p>
      <text:p text:style-name="P3">b) La probabilité d'un évènement impossible est égale à 0.</text:p>
      <text:p text:style-name="P3">c) La probabilité d'un évènement certain est égale à 1.</text:p>
      <text:p text:style-name="P2">Exemple 1</text:p>
      <text:p text:style-name="P1"><text:span text:style-name="T3">On appelle </text:span><text:span text:style-name="T4">A </text:span><text:span text:style-name="T3">l'évènement "obtenir au moins 4", </text:span><text:span text:style-name="T4">B </text:span><text:span text:style-name="T3">l'évènement "obtenir 8" et </text:span><text:span text:style-name="T4">C </text:span><text:span text:style-name="T3">l'évènement "obtenir un</text:span></text:p>
      <text:p text:style-name="P3">nombre entier.</text:p>
      <text:p text:style-name="P3">( ) (4) (5) (6) 1 1 1 3 1</text:p>
      <text:p text:style-name="P3">6 6 6 6 2</text:p>
      <text:p text:style-name="P1"><text:span text:style-name="T4">p A </text:span><text:span text:style-name="T5"> </text:span><text:span text:style-name="T4">p </text:span><text:span text:style-name="T5"> </text:span><text:span text:style-name="T4">p </text:span><text:span text:style-name="T5"> </text:span><text:span text:style-name="T4">p </text:span><text:span text:style-name="T5">     </text:span><text:span text:style-name="T3">.</text:span></text:p>
      <text:p text:style-name="P1"><text:span text:style-name="T4">p</text:span><text:span text:style-name="T3">(</text:span><text:span text:style-name="T4">B</text:span><text:span text:style-name="T3">) </text:span><text:span text:style-name="T5"> </text:span><text:span text:style-name="T3">0 (il est impossible d'obtenir 8).</text:span></text:p>
      <text:p text:style-name="P1"><text:span text:style-name="T4">p</text:span><text:span text:style-name="T3">(</text:span><text:span text:style-name="T4">C</text:span><text:span text:style-name="T3">) </text:span><text:span text:style-name="T5"></text:span><text:span text:style-name="T3">1 (on est certain d'obtenir un nombre entier).</text:span></text:p>
      <text:p text:style-name="P2">Exemple 2</text:p>
      <text:p text:style-name="P1"><text:span text:style-name="T3">On appelle </text:span><text:span text:style-name="T4">A </text:span><text:span text:style-name="T3">l'évènement "obtenir une boule bleue ou verte", </text:span><text:span text:style-name="T4">B </text:span><text:span text:style-name="T3">l'évènement "obtenir une boule bleue,</text:span></text:p>
      <text:p text:style-name="P1"><text:span text:style-name="T3">verte ou rouge" et </text:span><text:span text:style-name="T4">C </text:span><text:span text:style-name="T3">l'évènement "obtenir une boule jaune".</text:span></text:p>
      <text:p text:style-name="P3">( ) ( ) ( ) 2 5 7</text:p>
      <text:p text:style-name="P3">10 10 10</text:p>
      <text:p text:style-name="P1"><text:span text:style-name="T4">p A </text:span><text:span text:style-name="T5"> </text:span><text:span text:style-name="T4">p bleu </text:span><text:span text:style-name="T5"> </text:span><text:span text:style-name="T4">p vert </text:span><text:span text:style-name="T5">  </text:span></text:p>
      <text:p text:style-name="P1"><text:span text:style-name="T4">p</text:span><text:span text:style-name="T3">(</text:span><text:span text:style-name="T4">B</text:span><text:span text:style-name="T3">) </text:span><text:span text:style-name="T5"></text:span><text:span text:style-name="T3">1 et </text:span><text:span text:style-name="T4">p</text:span><text:span text:style-name="T3">(</text:span><text:span text:style-name="T4">C</text:span><text:span text:style-name="T3">) </text:span><text:span text:style-name="T5"> </text:span><text:span text:style-name="T3">0 .</text:span></text:p>
      <text:p text:style-name="P2">Définitions</text:p>
      <text:p text:style-name="P3">Deux évènements sont incompatibles s'ils ne peuvent pas se réaliser en même temps. L'évènement</text:p>
      <text:p text:style-name="P1"><text:span text:style-name="T3">contraire d'un évènement </text:span><text:span text:style-name="T4">A </text:span><text:span text:style-name="T3">est celui qui se réalise lorsque </text:span><text:span text:style-name="T4">A </text:span><text:span text:style-name="T3">ne se réalise pas. On le note </text:span><text:span text:style-name="T4">non A</text:span><text:span text:style-name="T3">.</text:span></text:p>
      <text:p text:style-name="P3">1/6</text:p>
      <text:p text:style-name="P3">5</text:p>
      <text:p text:style-name="P3">4</text:p>
      <text:p text:style-name="P3">3</text:p>
      <text:p text:style-name="P3">2</text:p>
      <text:p text:style-name="P3">1</text:p>
      <text:p text:style-name="P3">6</text:p>
      <text:p text:style-name="P3">1/6</text:p>
      <text:p text:style-name="P3">1/6</text:p>
      <text:p text:style-name="P3">1/6</text:p>
      <text:p text:style-name="P3">1/6</text:p>
      <text:p text:style-name="P3">1/6</text:p>
      <text:p text:style-name="P3">rouge</text:p>
      <text:p text:style-name="P3">bleu</text:p>
      <text:p text:style-name="P3">vert</text:p>
      <text:p text:style-name="P3">3/10</text:p>
      <text:p text:style-name="P3">2/10</text:p>
      <text:p text:style-name="P3">5/10</text:p>
      <text:p text:style-name="P1"><text:soft-page-break/><text:span text:style-name="T1">3</text:span><text:span text:style-name="T2">ème </text:span><text:span text:style-name="T1">– Chapitre 09 Probabilités</text:span></text:p>
      <text:p text:style-name="P1"><text:span text:style-name="T1">© S.DUCHET – http://epsilon.2000.free.fr </text:span>3 / 3</text:p>
      <text:p text:style-name="P2">Propriétés</text:p>
      <text:p text:style-name="P3">a) Lorsque deux évènements sont incompatibles, la probabilité pour que l'un ou l'autre se réalise est égale</text:p>
      <text:p text:style-name="P3">à la somme de leur probabilités.</text:p>
      <text:p text:style-name="P3">b) La somme des probabilités d'un évènement et de son contraire est égale à 1.</text:p>
      <text:p text:style-name="P2">Exemple 1</text:p>
      <text:p text:style-name="P1"><text:span text:style-name="T3">Si on note </text:span><text:span text:style-name="T4">A </text:span><text:span text:style-name="T3">l'évènement "on obtient 5 ou 6" et </text:span><text:span text:style-name="T4">B </text:span><text:span text:style-name="T3">l'évènement "on obtient au moins 2".</text:span></text:p>
      <text:p text:style-name="P3">( ) (5) (6) 1 1 2 1</text:p>
      <text:p text:style-name="P3">6 6 6 3</text:p>
      <text:p text:style-name="P1"><text:span text:style-name="T4">p A </text:span><text:span text:style-name="T5"> </text:span><text:span text:style-name="T4">p </text:span><text:span text:style-name="T5"> </text:span><text:span text:style-name="T4">p </text:span><text:span text:style-name="T5">    </text:span><text:span text:style-name="T3">(les évènements "obtenir 5" et "obtenir 6" sont incompatibles).</text:span></text:p>
      <text:p text:style-name="P1"><text:span text:style-name="T3">L'évènement contraire de </text:span><text:span text:style-name="T4">B </text:span><text:span text:style-name="T3">est "obtenir 1".</text:span></text:p>
      <text:p text:style-name="P1"><text:span text:style-name="T4">p</text:span><text:span text:style-name="T3">(</text:span><text:span text:style-name="T4">B</text:span><text:span text:style-name="T3">) </text:span><text:span text:style-name="T5"> </text:span><text:span text:style-name="T4">p</text:span><text:span text:style-name="T3">(1) </text:span><text:span text:style-name="T5"></text:span><text:span text:style-name="T3">1 donc ( ) 1 (1) 1 1 5</text:span></text:p>
      <text:p text:style-name="P3">6 6</text:p>
      <text:p text:style-name="P1"><text:span text:style-name="T4">p B </text:span><text:span text:style-name="T5">  </text:span><text:span text:style-name="T4">p </text:span><text:span text:style-name="T5">   </text:span><text:span text:style-name="T3">.</text:span></text:p>
      <text:p text:style-name="P5">3) Exemple d'une expérience aléatoire à deux épreuves</text:p>
      <text:p text:style-name="P3">On lance une pièce de monnaie et on note si on obtient pile ou face, puis on tire une boule dans l'urne de</text:p>
      <text:p text:style-name="P3">l'exemple 2. On peut représenter l'arbre correspondant à cette expérience aléatoire :</text:p>
      <text:p text:style-name="P2">Propriété</text:p>
      <text:p text:style-name="P3">Avec un arbre, la probabilité d'une issue est égale au produit des probabilités rencontrées au cours du</text:p>
      <text:p text:style-name="P3">chemin conduisant à cette issue.</text:p>
      <text:p text:style-name="P2">Exemples</text:p>
      <text:p text:style-name="P3">( ; ) 1 2 1</text:p>
      <text:p text:style-name="P3">2 10 10</text:p>
      <text:p text:style-name="P1"><text:span text:style-name="T4">p pile bleu </text:span><text:span text:style-name="T5">  </text:span></text:p>
      <text:p text:style-name="P3">( ; ) 1 5 5 1</text:p>
      <text:p text:style-name="P3">2 10 20 4</text:p>
      <text:p text:style-name="P1"><text:span text:style-name="T4">p face vert </text:span><text:span text:style-name="T5">    </text:span><text:span text:style-name="T3">.</text:span></text:p>
      <text:p text:style-name="P3">pile</text:p>
      <text:p text:style-name="P3">face</text:p>
      <text:p text:style-name="P3">rouge</text:p>
      <text:p text:style-name="P3">bleu</text:p>
      <text:p text:style-name="P3">vert</text:p>
      <text:p text:style-name="P3">rouge</text:p>
      <text:p text:style-name="P3">bleu</text:p>
      <text:p text:style-name="P3">vert</text:p>
      <text:p text:style-name="P3">1/2</text:p>
      <text:p text:style-name="P3">1/2</text:p>
      <text:p text:style-name="P3">3/10</text:p>
      <text:p text:style-name="P3">3/10</text:p>
      <text:p text:style-name="P3">2/10</text:p>
      <text:p text:style-name="P3">2/10</text:p>
      <text:p text:style-name="P3">5/10</text:p>
      <text:p text:style-name="P3">5/10</text:p>
      <text:p text:style-name="P3">(pile ; rouge)</text:p>
      <text:p text:style-name="P3">(face ; rouge)</text:p>
      <text:p text:style-name="P3">(pile ; bleu)</text:p>
      <text:p text:style-name="P3">(face ; bleu)</text:p>
      <text:p text:style-name="P3">(pile ; vert)</text:p>
      <text:p text:style-name="P6"><text:soft-page-break/><text:span text:style-name="T6">(face ; vert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MT" svg:font-family="SymbolMT"/>
    <style:font-face style:name="Tahoma1" svg:font-family="Tahoma"/>
    <style:font-face style:name="Times New Roman1" svg:font-family="'Times New Roman'" style:font-family-generic="roman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M31S</meta:editing-duration>
    <meta:editing-cycles>3</meta:editing-cycles>
    <meta:generator>OpenOffice/4.1.1$Win32 OpenOffice.org_project/411m6$Build-9775</meta:generator>
    <dc:date>2016-01-28T23:42:08.36</dc:date>
    <meta:document-statistic meta:table-count="0" meta:image-count="0" meta:object-count="0" meta:page-count="4" meta:paragraph-count="138" meta:word-count="879" meta:character-count="4014"/>
    <meta:user-defined meta:name="Info 1"/>
    <meta:user-defined meta:name="Info 2"/>
    <meta:user-defined meta:name="Info 3"/>
    <meta:user-defined meta:name="Info 4"/>
  </office:meta>
</office:document-meta>
</file>